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BridgeMethodMatching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ridgeMethodMatchingTests.testGenericDerivedInterfaceMethodThroug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BridgeMethodMatchingTests.testGenericBaseInterfaceMethodThroug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rivedStringParameterizedClass.genericDerivedInterfaceMethod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BridgeMethodMatch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rivedStringParameterizedClass.genericBaseInterfaceMethod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CounterAspect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